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b9dd" officeooo:paragraph-rsid="0010ca56"/>
    </style:style>
    <style:style style:name="P2" style:family="paragraph" style:parent-style-name="Standard">
      <style:text-properties officeooo:rsid="0008b9dd" officeooo:paragraph-rsid="00148c9d"/>
    </style:style>
    <style:style style:name="P3" style:family="paragraph" style:parent-style-name="Standard">
      <style:text-properties officeooo:rsid="0008b9dd" officeooo:paragraph-rsid="001aa6f1"/>
    </style:style>
    <style:style style:name="P4" style:family="paragraph" style:parent-style-name="Standard">
      <style:text-properties officeooo:rsid="00147fed" officeooo:paragraph-rsid="00148c9d"/>
    </style:style>
    <style:style style:name="P5" style:family="paragraph" style:parent-style-name="Standard">
      <style:text-properties officeooo:rsid="00147fed" officeooo:paragraph-rsid="0063a518"/>
    </style:style>
    <style:style style:name="P6" style:family="paragraph" style:parent-style-name="Standard">
      <style:text-properties officeooo:rsid="00147fed" officeooo:paragraph-rsid="00680ea7"/>
    </style:style>
    <style:style style:name="P7" style:family="paragraph" style:parent-style-name="Standard">
      <style:text-properties officeooo:rsid="00147fed" officeooo:paragraph-rsid="006aeeeb"/>
    </style:style>
    <style:style style:name="P8" style:family="paragraph" style:parent-style-name="Standard">
      <style:text-properties officeooo:rsid="00147fed" officeooo:paragraph-rsid="00703834"/>
    </style:style>
    <style:style style:name="P9" style:family="paragraph" style:parent-style-name="Standard">
      <style:text-properties officeooo:paragraph-rsid="001aa6f1"/>
    </style:style>
    <style:style style:name="P10" style:family="paragraph" style:parent-style-name="Standard">
      <style:text-properties officeooo:rsid="001aa6f1" officeooo:paragraph-rsid="001aa6f1"/>
    </style:style>
    <style:style style:name="P11" style:family="paragraph" style:parent-style-name="Standard">
      <style:text-properties officeooo:paragraph-rsid="002d50f6"/>
    </style:style>
    <style:style style:name="P12" style:family="paragraph" style:parent-style-name="Standard">
      <style:text-properties officeooo:paragraph-rsid="00306a23"/>
    </style:style>
    <style:style style:name="P13" style:family="paragraph" style:parent-style-name="Standard">
      <style:text-properties fo:font-style="normal" officeooo:rsid="0031f6e8" officeooo:paragraph-rsid="00306a23" style:font-style-asian="normal" style:font-style-complex="normal"/>
    </style:style>
    <style:style style:name="P14" style:family="paragraph" style:parent-style-name="Standard">
      <style:text-properties fo:font-style="normal" officeooo:rsid="0031f6e8" officeooo:paragraph-rsid="003777ee" style:font-style-asian="normal" style:font-style-complex="normal"/>
    </style:style>
    <style:style style:name="P15" style:family="paragraph" style:parent-style-name="Standard">
      <style:text-properties fo:font-style="normal" officeooo:rsid="003b98ec" officeooo:paragraph-rsid="003b98ec" style:font-style-asian="normal" style:font-style-complex="normal"/>
    </style:style>
    <style:style style:name="P16" style:family="paragraph" style:parent-style-name="Standard">
      <style:text-properties fo:font-style="normal" officeooo:rsid="003bb5ef" officeooo:paragraph-rsid="003b98ec" style:font-style-asian="normal" style:font-style-complex="normal"/>
    </style:style>
    <style:style style:name="P17" style:family="paragraph" style:parent-style-name="Standard">
      <style:text-properties fo:font-style="normal" officeooo:rsid="003bb5ef" officeooo:paragraph-rsid="0048cbe4" style:font-style-asian="normal" style:font-style-complex="normal"/>
    </style:style>
    <style:style style:name="P18" style:family="paragraph" style:parent-style-name="Standard">
      <style:text-properties fo:font-style="normal" officeooo:rsid="003bb5ef" officeooo:paragraph-rsid="004f0f86" style:font-style-asian="normal" style:font-style-complex="normal"/>
    </style:style>
    <style:style style:name="P19" style:family="paragraph" style:parent-style-name="Standard">
      <style:text-properties fo:font-style="normal" officeooo:rsid="004f0f86" officeooo:paragraph-rsid="00525499" style:font-style-asian="normal" style:font-style-complex="normal"/>
    </style:style>
    <style:style style:name="P20" style:family="paragraph" style:parent-style-name="Standard">
      <style:text-properties officeooo:paragraph-rsid="003777ee"/>
    </style:style>
    <style:style style:name="P21" style:family="paragraph" style:parent-style-name="Standard">
      <style:text-properties officeooo:paragraph-rsid="003b98ec"/>
    </style:style>
    <style:style style:name="P22" style:family="paragraph" style:parent-style-name="Standard">
      <style:text-properties officeooo:rsid="004f0f86" officeooo:paragraph-rsid="005492b8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tyle="italic" officeooo:rsid="0058326c" officeooo:paragraph-rsid="0059f26f" style:font-name-asian="Liberation Serif" style:font-style-asian="italic" style:font-name-complex="Liberation Serif" style:font-style-complex="italic"/>
    </style:style>
    <style:style style:name="P24" style:family="paragraph" style:parent-style-name="Standard">
      <style:text-properties fo:font-style="italic" officeooo:rsid="0058326c" officeooo:paragraph-rsid="005492b8" style:font-style-asian="italic" style:font-style-complex="italic"/>
    </style:style>
    <style:style style:name="P25" style:family="paragraph" style:parent-style-name="Standard">
      <style:text-properties officeooo:rsid="00680ea7" officeooo:paragraph-rsid="00680ea7"/>
    </style:style>
    <style:style style:name="P26" style:family="paragraph" style:parent-style-name="Standard">
      <style:text-properties officeooo:rsid="006d4aee" officeooo:paragraph-rsid="00703834"/>
    </style:style>
    <style:style style:name="P27" style:family="paragraph" style:parent-style-name="Standard">
      <style:text-properties officeooo:paragraph-rsid="007597ef"/>
    </style:style>
    <style:style style:name="P28" style:family="paragraph" style:parent-style-name="Standard">
      <style:text-properties officeooo:rsid="0008b9dd" officeooo:paragraph-rsid="007973e6"/>
    </style:style>
    <style:style style:name="P29" style:family="paragraph" style:parent-style-name="Standard">
      <style:text-properties officeooo:paragraph-rsid="007973e6"/>
    </style:style>
    <style:style style:name="P30" style:family="paragraph" style:parent-style-name="Standard">
      <style:text-properties officeooo:paragraph-rsid="007d22f6"/>
    </style:style>
    <style:style style:name="P31" style:family="paragraph" style:parent-style-name="Standard">
      <style:text-properties fo:font-style="normal" officeooo:rsid="003bb5ef" officeooo:paragraph-rsid="007d22f6" style:font-style-asian="normal" style:font-style-complex="normal"/>
    </style:style>
    <style:style style:name="P32" style:family="paragraph" style:parent-style-name="Standard">
      <style:text-properties fo:font-style="normal" officeooo:rsid="004f0f86" officeooo:paragraph-rsid="007d22f6" style:font-style-asian="normal" style:font-style-complex="normal"/>
    </style:style>
    <style:style style:name="P33" style:family="paragraph" style:parent-style-name="Standard">
      <style:text-properties officeooo:rsid="004f0f86" officeooo:paragraph-rsid="007d22f6"/>
    </style:style>
    <style:style style:name="T1" style:family="text">
      <style:text-properties officeooo:rsid="000c0683"/>
    </style:style>
    <style:style style:name="T2" style:family="text">
      <style:text-properties officeooo:rsid="000d6ca8"/>
    </style:style>
    <style:style style:name="T3" style:family="text">
      <style:text-properties officeooo:rsid="000ed1b4"/>
    </style:style>
    <style:style style:name="T4" style:family="text">
      <style:text-properties officeooo:rsid="0010ca56"/>
    </style:style>
    <style:style style:name="T5" style:family="text">
      <style:text-properties officeooo:rsid="001202f3"/>
    </style:style>
    <style:style style:name="T6" style:family="text">
      <style:text-properties officeooo:rsid="0013b0b3"/>
    </style:style>
    <style:style style:name="T7" style:family="text">
      <style:text-properties officeooo:rsid="0013d9b5"/>
    </style:style>
    <style:style style:name="T8" style:family="text">
      <style:text-properties officeooo:rsid="00148c9d"/>
    </style:style>
    <style:style style:name="T9" style:family="text">
      <style:text-properties officeooo:rsid="0015befb"/>
    </style:style>
    <style:style style:name="T10" style:family="text">
      <style:text-properties officeooo:rsid="00198769"/>
    </style:style>
    <style:style style:name="T11" style:family="text">
      <style:text-properties officeooo:rsid="001aa6f1"/>
    </style:style>
    <style:style style:name="T12" style:family="text">
      <style:text-properties officeooo:rsid="0008b9dd"/>
    </style:style>
    <style:style style:name="T13" style:family="text">
      <style:text-properties officeooo:rsid="001daf08"/>
    </style:style>
    <style:style style:name="T14" style:family="text">
      <style:text-properties officeooo:rsid="0020286a"/>
    </style:style>
    <style:style style:name="T15" style:family="text">
      <style:text-properties officeooo:rsid="0020c55e"/>
    </style:style>
    <style:style style:name="T16" style:family="text">
      <style:text-properties officeooo:rsid="00247244"/>
    </style:style>
    <style:style style:name="T17" style:family="text">
      <style:text-properties officeooo:rsid="0026009e"/>
    </style:style>
    <style:style style:name="T18" style:family="text">
      <style:text-properties officeooo:rsid="002777e8"/>
    </style:style>
    <style:style style:name="T19" style:family="text">
      <style:text-properties officeooo:rsid="002aaed0"/>
    </style:style>
    <style:style style:name="T20" style:family="text">
      <style:text-properties officeooo:rsid="002ab6a6"/>
    </style:style>
    <style:style style:name="T21" style:family="text">
      <style:text-properties officeooo:rsid="002d50f6"/>
    </style:style>
    <style:style style:name="T22" style:family="text">
      <style:text-properties officeooo:rsid="002e3686"/>
    </style:style>
    <style:style style:name="T23" style:family="text">
      <style:text-properties officeooo:rsid="00306a23"/>
    </style:style>
    <style:style style:name="T24" style:family="text">
      <style:text-properties officeooo:rsid="0031f6e8"/>
    </style:style>
    <style:style style:name="T25" style:family="text">
      <style:text-properties fo:font-style="italic" officeooo:rsid="0031f6e8" style:font-style-asian="italic" style:font-style-complex="italic"/>
    </style:style>
    <style:style style:name="T26" style:family="text">
      <style:text-properties fo:font-style="italic" officeooo:rsid="0033e259" style:font-style-asian="italic" style:font-style-complex="italic"/>
    </style:style>
    <style:style style:name="T27" style:family="text">
      <style:text-properties fo:font-style="italic" officeooo:rsid="003777ee" style:font-style-asian="italic" style:font-style-complex="italic"/>
    </style:style>
    <style:style style:name="T28" style:family="text">
      <style:text-properties fo:font-style="italic" officeooo:rsid="0058326c" style:font-style-asian="italic" style:font-style-complex="italic"/>
    </style:style>
    <style:style style:name="T29" style:family="text">
      <style:text-properties fo:font-style="italic" officeooo:rsid="00680ea7" style:font-style-asian="italic" style:font-style-complex="italic"/>
    </style:style>
    <style:style style:name="T30" style:family="text">
      <style:text-properties fo:font-style="italic" officeooo:rsid="001202f3" style:font-style-asian="italic" style:font-style-complex="italic"/>
    </style:style>
    <style:style style:name="T31" style:family="text">
      <style:text-properties fo:font-style="normal" officeooo:rsid="0031f6e8" style:font-style-asian="normal" style:font-style-complex="normal"/>
    </style:style>
    <style:style style:name="T32" style:family="text">
      <style:text-properties fo:font-style="normal" officeooo:rsid="0032b542" style:font-style-asian="normal" style:font-style-complex="normal"/>
    </style:style>
    <style:style style:name="T33" style:family="text">
      <style:text-properties fo:font-style="normal" officeooo:rsid="0033e259" style:font-style-asian="normal" style:font-style-complex="normal"/>
    </style:style>
    <style:style style:name="T34" style:family="text">
      <style:text-properties fo:font-style="normal" officeooo:rsid="0035dab7" style:font-style-asian="normal" style:font-style-complex="normal"/>
    </style:style>
    <style:style style:name="T35" style:family="text">
      <style:text-properties fo:font-style="normal" officeooo:rsid="003777ee" style:font-style-asian="normal" style:font-style-complex="normal"/>
    </style:style>
    <style:style style:name="T36" style:family="text">
      <style:text-properties fo:font-style="normal" officeooo:rsid="003b98ec" style:font-style-asian="normal" style:font-style-complex="normal"/>
    </style:style>
    <style:style style:name="T37" style:family="text">
      <style:text-properties fo:font-style="normal" officeooo:rsid="003bb5ef" style:font-style-asian="normal" style:font-style-complex="normal"/>
    </style:style>
    <style:style style:name="T38" style:family="text">
      <style:text-properties fo:font-style="normal" officeooo:rsid="005492b8" style:font-style-asian="normal" style:font-style-complex="normal"/>
    </style:style>
    <style:style style:name="T39" style:family="text">
      <style:text-properties fo:font-style="normal" officeooo:rsid="0058326c" style:font-style-asian="normal" style:font-style-complex="normal"/>
    </style:style>
    <style:style style:name="T40" style:family="text">
      <style:text-properties fo:font-style="normal" officeooo:rsid="0059f26f" style:font-style-asian="normal" style:font-style-complex="normal"/>
    </style:style>
    <style:style style:name="T41" style:family="text">
      <style:text-properties fo:font-style="normal" officeooo:rsid="0059fd86" style:font-style-asian="normal" style:font-style-complex="normal"/>
    </style:style>
    <style:style style:name="T42" style:family="text">
      <style:text-properties fo:font-style="normal" officeooo:rsid="005bd193" style:font-style-asian="normal" style:font-style-complex="normal"/>
    </style:style>
    <style:style style:name="T43" style:family="text">
      <style:text-properties fo:font-style="normal" officeooo:rsid="005c2335" style:font-style-asian="normal" style:font-style-complex="normal"/>
    </style:style>
    <style:style style:name="T44" style:family="text">
      <style:text-properties fo:font-style="normal" officeooo:rsid="005d0e03" style:font-style-asian="normal" style:font-style-complex="normal"/>
    </style:style>
    <style:style style:name="T45" style:family="text">
      <style:text-properties fo:font-style="normal" officeooo:rsid="005d40c9" style:font-style-asian="normal" style:font-style-complex="normal"/>
    </style:style>
    <style:style style:name="T46" style:family="text">
      <style:text-properties fo:font-style="normal" officeooo:rsid="0063a518" style:font-style-asian="normal" style:font-style-complex="normal"/>
    </style:style>
    <style:style style:name="T47" style:family="text">
      <style:text-properties fo:font-style="normal" officeooo:rsid="007c80f0" style:font-style-asian="normal" style:font-style-complex="normal"/>
    </style:style>
    <style:style style:name="T48" style:family="text">
      <style:text-properties fo:font-style="normal" officeooo:rsid="007d22f6" style:font-style-asian="normal" style:font-style-complex="normal"/>
    </style:style>
    <style:style style:name="T49" style:family="text">
      <style:text-properties officeooo:rsid="0035dab7"/>
    </style:style>
    <style:style style:name="T50" style:family="text">
      <style:text-properties officeooo:rsid="003be53d"/>
    </style:style>
    <style:style style:name="T51" style:family="text">
      <style:text-properties officeooo:rsid="003c8979"/>
    </style:style>
    <style:style style:name="T52" style:family="text">
      <style:text-properties officeooo:rsid="003ecb35"/>
    </style:style>
    <style:style style:name="T53" style:family="text">
      <style:text-properties officeooo:rsid="00416fb6"/>
    </style:style>
    <style:style style:name="T54" style:family="text">
      <style:text-properties officeooo:rsid="0042edf6"/>
    </style:style>
    <style:style style:name="T55" style:family="text">
      <style:text-properties officeooo:rsid="0044bb60"/>
    </style:style>
    <style:style style:name="T56" style:family="text">
      <style:text-properties officeooo:rsid="0045ca06"/>
    </style:style>
    <style:style style:name="T57" style:family="text">
      <style:text-properties officeooo:rsid="0048cbe4"/>
    </style:style>
    <style:style style:name="T58" style:family="text">
      <style:text-properties officeooo:rsid="004c6a0c"/>
    </style:style>
    <style:style style:name="T59" style:family="text">
      <style:text-properties officeooo:rsid="004d349b"/>
    </style:style>
    <style:style style:name="T60" style:family="text">
      <style:text-properties officeooo:rsid="004f0f86"/>
    </style:style>
    <style:style style:name="T61" style:family="text">
      <style:text-properties officeooo:rsid="00525499"/>
    </style:style>
    <style:style style:name="T62" style:family="text">
      <style:text-properties officeooo:rsid="0058326c"/>
    </style:style>
    <style:style style:name="T63" style:family="text">
      <style:text-properties officeooo:rsid="00169727"/>
    </style:style>
    <style:style style:name="T64" style:family="text">
      <style:text-properties officeooo:rsid="00585c41"/>
    </style:style>
    <style:style style:name="T65" style:family="text">
      <style:text-properties officeooo:rsid="005d40c9"/>
    </style:style>
    <style:style style:name="T66" style:family="text">
      <style:text-properties officeooo:rsid="005ea4ca"/>
    </style:style>
    <style:style style:name="T67" style:family="text">
      <style:text-properties officeooo:rsid="00600218"/>
    </style:style>
    <style:style style:name="T68" style:family="text">
      <style:text-properties officeooo:rsid="0063a518"/>
    </style:style>
    <style:style style:name="T69" style:family="text">
      <style:text-properties officeooo:rsid="00654263"/>
    </style:style>
    <style:style style:name="T70" style:family="text">
      <style:text-properties officeooo:rsid="0066b139"/>
    </style:style>
    <style:style style:name="T71" style:family="text">
      <style:text-properties officeooo:rsid="0067be0b"/>
    </style:style>
    <style:style style:name="T72" style:family="text">
      <style:text-properties officeooo:rsid="00680ea7"/>
    </style:style>
    <style:style style:name="T73" style:family="text">
      <style:text-properties officeooo:rsid="0069981f"/>
    </style:style>
    <style:style style:name="T74" style:family="text">
      <style:text-properties officeooo:rsid="006a69e6"/>
    </style:style>
    <style:style style:name="T75" style:family="text">
      <style:text-properties officeooo:rsid="006aeeeb"/>
    </style:style>
    <style:style style:name="T76" style:family="text">
      <style:text-properties officeooo:rsid="006bc00b"/>
    </style:style>
    <style:style style:name="T77" style:family="text">
      <style:text-properties officeooo:rsid="006d2fc9"/>
    </style:style>
    <style:style style:name="T78" style:family="text">
      <style:text-properties officeooo:rsid="006d4aee"/>
    </style:style>
    <style:style style:name="T79" style:family="text">
      <style:text-properties officeooo:rsid="00703834"/>
    </style:style>
    <style:style style:name="T80" style:family="text">
      <style:text-properties officeooo:rsid="00704e46"/>
    </style:style>
    <style:style style:name="T81" style:family="text">
      <style:text-properties officeooo:rsid="0070cb42"/>
    </style:style>
    <style:style style:name="T82" style:family="text">
      <style:text-properties fo:background-color="#ffff00" loext:char-shading-value="0"/>
    </style:style>
    <style:style style:name="T83" style:family="text">
      <style:text-properties officeooo:rsid="0048cbe4" fo:background-color="#ffff00" loext:char-shading-value="0"/>
    </style:style>
    <style:style style:name="T84" style:family="text">
      <style:text-properties officeooo:rsid="004c6a0c" fo:background-color="#ffff00" loext:char-shading-value="0"/>
    </style:style>
    <style:style style:name="T85" style:family="text">
      <style:text-properties officeooo:rsid="0070eed2"/>
    </style:style>
    <style:style style:name="T86" style:family="text">
      <style:text-properties officeooo:rsid="0071c45c"/>
    </style:style>
    <style:style style:name="T87" style:family="text">
      <style:text-properties officeooo:rsid="0072f20d"/>
    </style:style>
    <style:style style:name="T88" style:family="text">
      <style:text-properties officeooo:rsid="0073c1e1"/>
    </style:style>
    <style:style style:name="T89" style:family="text">
      <style:text-properties officeooo:rsid="001aa6f1" fo:background-color="transparent" loext:char-shading-value="0"/>
    </style:style>
    <style:style style:name="T90" style:family="text">
      <style:text-properties officeooo:rsid="0073c1e1" fo:background-color="transparent" loext:char-shading-value="0"/>
    </style:style>
    <style:style style:name="T91" style:family="text">
      <style:text-properties officeooo:rsid="00247244" fo:background-color="transparent" loext:char-shading-value="0"/>
    </style:style>
    <style:style style:name="T92" style:family="text">
      <style:text-properties officeooo:rsid="0026009e" fo:background-color="transparent" loext:char-shading-value="0"/>
    </style:style>
    <style:style style:name="T93" style:family="text">
      <style:text-properties officeooo:rsid="007b5dde" fo:background-color="transparent" loext:char-shading-value="0"/>
    </style:style>
    <style:style style:name="T94" style:family="text">
      <style:text-properties officeooo:rsid="007c80f0" fo:background-color="transparent" loext:char-shading-value="0"/>
    </style:style>
    <style:style style:name="T95" style:family="text">
      <style:text-properties officeooo:rsid="007597ef"/>
    </style:style>
    <style:style style:name="T96" style:family="text">
      <style:text-properties officeooo:rsid="007973e6"/>
    </style:style>
    <style:style style:name="T97" style:family="text">
      <style:text-properties officeooo:rsid="007b5dde"/>
    </style:style>
    <style:style style:name="T98" style:family="text">
      <style:text-properties officeooo:rsid="007c80f0"/>
    </style:style>
    <style:style style:name="T99" style:family="text">
      <style:text-properties officeooo:rsid="007d22f6"/>
    </style:style>
    <style:style style:name="T100" style:family="text">
      <style:text-properties officeooo:rsid="007d89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Dai walked off the D.S. Sagan <text:span text:style-name="T14">onto</text:span> a space dock filled with thunderous applause, blood-red <text:span text:style-name="T82">decoration</text:span>, and patriots who did not doubt. From the first <text:span text:style-name="T96">celebrants that shouldered their way through crowds just to shake his hand</text:span>, he knew <text:span text:style-name="T96">that </text:span>this was the type of party meant more for the <text:span text:style-name="T1">attendees than the guest of honor. <text:s/></text:span><text:span text:style-name="T81">The air in the banquet hall, pressurized a bit too low for someone who had spent their entire life in deep space, moved lazily over Dai’s nose. <text:s/>He could feel the gears in his mind turning just a bit slowe</text:span><text:span text:style-name="T85">r</text:span><text:span text:style-name="T81">. <text:s/></text:span><text:span text:style-name="T3">Everything from the </text:span><text:span text:style-name="T4">disgusting, </text:span><text:span text:style-name="T14">too-</text:span><text:span text:style-name="T4">rich </text:span><text:span text:style-name="T3">food to the </text:span><text:span text:style-name="T85">strange,</text:span><text:span text:style-name="T3"> </text:span><text:span text:style-name="T4">blue sky</text:span><text:span text:style-name="T85"> projected onto the ceiling</text:span><text:span text:style-name="T4"> </text:span><text:span text:style-name="T85">told him that some Earther, somewhere, had paid for all this</text:span><text:span text:style-name="T4">. <text:s/></text:span><text:span text:style-name="T85">Probably they had no idea who Dai was, despite his name being on the banners.</text:span><text:span text:style-name="T4"> <text:s/>He resolved to </text:span><text:span text:style-name="T96">choke down</text:span><text:span text:style-name="T4"> a few slices of </text:span><text:span text:style-name="T96">the </text:span><text:span text:style-name="T4">bread </text:span><text:span text:style-name="T10">and </text:span><text:span text:style-name="T96">try</text:span><text:span text:style-name="T4"> not to </text:span><text:span text:style-name="T96">stare too long at the sky</text:span><text:span text:style-name="T4">. <text:s/></text:span></text:p>
      <text:p text:style-name="P1"/>
      <text:p text:style-name="P2"><text:tab/>The celebration, a surprise to <text:span text:style-name="T4">Dai</text:span>, was <text:span text:style-name="T4">almost certainly</text:span> <text:span text:style-name="T4">set </text:span>to memorialize his <text:span text:style-name="T4">heroism</text:span> <text:span text:style-name="T4">aboard Research Station 4. <text:s/></text:span><text:span text:style-name="T85">He </text:span><text:span text:style-name="T88">still </text:span><text:span text:style-name="T85">thought</text:span><text:span text:style-name="T5"> </text:span><text:span text:style-name="T30">hero</text:span><text:span text:style-name="T5"> </text:span><text:span text:style-name="T85">was more than </text:span><text:span text:style-name="T88">a </text:span><text:span text:style-name="T96">little </text:span><text:span text:style-name="T85">stretch</text:span><text:span text:style-name="T5">, but then he </text:span><text:span text:style-name="T85">reminded himself</text:span><text:span text:style-name="T5"> that, this too, was just part of the job.</text:span><text:span text:style-name="T4"> </text:span><text:s/><text:span text:style-name="T2">He picked his way through the crowd of handshakes, dismissing </text:span><text:span text:style-name="T96">any</text:span><text:span text:style-name="T2"> compliments that </text:span><text:span text:style-name="T3">seemed</text:span><text:span text:style-name="T2"> too generous and </text:span><text:span text:style-name="T3">avoiding</text:span><text:span text:style-name="T2"> people who </text:span><text:span text:style-name="T85">confused</text:span><text:span text:style-name="T6"> him for some sort of gladiator</text:span><text:span text:style-name="T3">. <text:s/></text:span><text:span text:style-name="T85">When the attendees called him Daisuke – </text:span><text:span text:style-name="T88">a </text:span><text:span text:style-name="T85">disrespectful </text:span><text:span text:style-name="T88">way to address</text:span><text:span text:style-name="T85"> Captain and, maybe more importantly, not his </text:span><text:span text:style-name="T96">actual</text:span><text:span text:style-name="T85"> name – he did his best to nod with grace and make as </text:span><text:span text:style-name="T88">little</text:span><text:span text:style-name="T85"> small talk as he thought appropriate.</text:span><text:span text:style-name="T3"> <text:s/></text:span><text:span text:style-name="T6">At least the Brass acknowledged the oddness of the situation with </text:span><text:span text:style-name="T7">the “good work soldiers” and “how are you doings” that can only come from someone who thinks they know what you’re going through. <text:s/></text:span><text:span text:style-name="T96">T</text:span><text:span text:style-name="T8">o be fair, </text:span><text:span text:style-name="T96">they usually do</text:span><text:span text:style-name="T8">.</text:span></text:p>
      <text:p text:style-name="P2"/>
      <text:p text:style-name="P28"><text:tab/>“<text:span text:style-name="T9">You did good, Captain Case.”</text:span></text:p>
      <text:p text:style-name="P28"/>
      <text:p text:style-name="P28"><text:span text:style-name="T85"><text:tab/>Dai turned to find a slight, bespectacled man holding out a champagne flute. <text:s/>The way the man dressed read “scientist” about as clearly as a wing pin </text:span><text:span text:style-name="T96">would read</text:span><text:span text:style-name="T85"> “pilot.”</text:span></text:p>
      <text:p text:style-name="P28"><text:span text:style-name="T9"><text:tab/></text:span></text:p>
      <text:p text:style-name="P28"><text:span text:style-name="T9"><text:tab/>“</text:span><text:span text:style-name="T10">You changed </text:span><text:span text:style-name="T88">universe</text:span><text:span text:style-name="T10">,” </text:span><text:span text:style-name="T85">the scientist contunued. “</text:span><text:span text:style-name="T10">I hope </text:span><text:span text:style-name="T96">you’re as proud as we are</text:span><text:span text:style-name="T10">.”</text:span></text:p>
      <text:p text:style-name="P2"><text:tab/></text:p>
      <text:p text:style-name="P3"><text:tab/><text:span text:style-name="T10">Dai wasn’t so sure </text:span><text:span text:style-name="T88">how the man meant that</text:span><text:span text:style-name="T10">. <text:s/>He thought back to that first emergency conference – the scientists of Research Station 4, usually </text:span><text:span text:style-name="T11">locked away in their respective labs, were packed into a lecture hall meant for </text:span><text:span text:style-name="T88">the </text:span><text:span text:style-name="T11">grad students. <text:s/>White coats occupied every seat an</text:span><text:span text:style-name="T89">d </text:span><text:span text:style-name="T90">every aisle</text:span><text:span text:style-name="T89"> as </text:span><text:span text:style-name="T85">their eyes trained on the man in horn-rimmed glasses standing behind a lectern at the </text:span><text:span text:style-name="T96">focus</text:span><text:span text:style-name="T85"> of the room. <text:s/>When he began, </text:span><text:span text:style-name="T16">Dai</text:span><text:span text:style-name="T11"> understood </text:span><text:span text:style-name="T96">almost none</text:span><text:span text:style-name="T11"> of the presentation, but the atmosphere was unmistakable. <text:s/>That day, they </text:span><text:span text:style-name="T88">all </text:span><text:span text:style-name="T11">witnessed history.</text:span></text:p>
      <text:p text:style-name="P10"><text:tab/></text:p>
      <text:p text:style-name="P10"><text:tab/><text:span text:style-name="T88">When </text:span><text:span text:style-name="T96">the presenter</text:span><text:span text:style-name="T88"> finished, q</text:span>uestion after question assailed <text:span text:style-name="T96">him</text:span> – “Did you account for energy loss here?”</text:p>
      <text:p text:style-name="P3"/>
      <text:p text:style-name="P10"><text:tab/>“Is it possible there were unforseen forces acting on the experiment?”</text:p>
      <text:p text:style-name="P3"/>
      <text:p text:style-name="P3"><text:tab/>“<text:span text:style-name="T11">Do you think these results could be explained by…” </text:span></text:p>
      <text:p text:style-name="P3"><text:tab/></text:p>
      <text:p text:style-name="P9"><text:span text:style-name="T12"><text:tab/></text:span><text:span text:style-name="T88">But, b</text:span><text:span text:style-name="T11">y the end of the hour, they were </text:span><text:span text:style-name="T16">practically</text:span><text:span text:style-name="T11"> asking him if he cheated the results and, even at that, </text:span><text:span text:style-name="T85">the presenter</text:span><text:span text:style-name="T11"> </text:span><text:span text:style-name="T88">answered</text:span><text:span text:style-name="T11"> to the crowd’s </text:span>satis<text:span text:style-name="T11">f</text:span>act<text:span text:style-name="T11">ion</text:span>. </text:p>
      <text:p text:style-name="P9"/>
      <text:p text:style-name="P29"><text:tab/><text:span text:style-name="T96">Then, s</text:span><text:span text:style-name="T13">ilence followed. <text:s/>Dr. Baskier, </text:span><text:span text:style-name="T85">Dai still didn’t know his first name, </text:span><text:span text:style-name="T13">waited until it was clear there were no more questions, then leaned over the </text:span><text:span text:style-name="T85">lectern</text:span><text:span text:style-name="T13">. <text:s/>He </text:span><text:span text:style-name="T85">then </text:span><text:span text:style-name="T13">spoke of the future – no longer would humanity be confined to the meager set of stars they’d been born near. <text:s/></text:span><text:span text:style-name="T86">He said </text:span><text:span text:style-name="T85">w</text:span><text:span text:style-name="T13">e </text:span><text:span text:style-name="T85">would</text:span><text:span text:style-name="T13"> travel to </text:span><text:span text:style-name="T87">the </text:span><text:span text:style-name="T88">most</text:span><text:span text:style-name="T13"> distant </text:span><text:span text:style-name="T96">of </text:span><text:span text:style-name="T13">stars – </text:span><text:span text:style-name="T88">perhaps</text:span><text:span text:style-name="T85"> </text:span><text:span text:style-name="T13">galaxies if </text:span><text:span text:style-name="T14">th</text:span><text:span text:style-name="T16">is</text:span><text:span text:style-name="T14"> discovery could be </text:span><text:span text:style-name="T22">properly</text:span><text:span text:style-name="T14"> refined.</text:span></text:p>
      <text:p text:style-name="P29"><text:soft-page-break/><text:span text:style-name="T14"><text:tab/>Dai </text:span><text:span text:style-name="T88">remembered</text:span><text:span text:style-name="T14"> the elation that rolled through the</text:span><text:span text:style-name="T85"> </text:span><text:span text:style-name="T14">crowd</text:span><text:span text:style-name="T85">.</text:span><text:span text:style-name="T14"> </text:span><text:span text:style-name="T86">The researchers </text:span><text:span text:style-name="T87">stood, some to applau</text:span><text:span text:style-name="T88">d</text:span><text:span text:style-name="T87"> and some to lean across their chairs into impromptu discussion</text:span><text:span text:style-name="T96">s</text:span><text:span text:style-name="T87">. <text:s/></text:span><text:span text:style-name="T14">But, </text:span><text:span text:style-name="T87">while</text:span><text:span text:style-name="T14"> most </text:span><text:span text:style-name="T87">seemed to be in good spirits</text:span><text:span text:style-name="T14">, there were </text:span><text:span text:style-name="T85">still</text:span><text:span text:style-name="T14"> a few </text:span><text:span text:style-name="T85">who</text:span><text:span text:style-name="T14"> remained </text:span><text:span text:style-name="T88">quiet</text:span><text:span text:style-name="T14">. <text:s/>It was only a few days before these objectors made themselves known – </text:span><text:span text:style-name="T87">f</text:span><text:span text:style-name="T14">irst in arguments behind closed doors, then in formal letters, and </text:span><text:span text:style-name="T87">finally</text:span><text:span text:style-name="T14"> in </text:span><text:span text:style-name="T15">tense, </text:span><text:span text:style-name="T87">open</text:span><text:span text:style-name="T15"> department </text:span><text:span text:style-name="T14">meetings </text:span><text:span text:style-name="T87">for all the station to hear</text:span><text:span text:style-name="T14">. <text:s text:c="2"/></text:span></text:p>
      <text:p text:style-name="P9"/>
      <text:p text:style-name="P27"><text:tab/><text:span text:style-name="T14">In short, </text:span><text:span text:style-name="T87">they had confirmed</text:span><text:span text:style-name="T14"> that Dr. Baskier’s research could be used as a weapon. <text:s/></text:span><text:span text:style-name="T87">Any source of power robust enough to take humanity across the stars, could be used to destroy them with equal efficiency. <text:s/>Although it took some time for the math to be finalized, they were certain that i</text:span><text:span text:style-name="T15">t could be used to cause supernovas half a galaxy away in </text:span><text:span text:style-name="T95">mere, </text:span><text:span text:style-name="T96">horrifying,</text:span><text:span text:style-name="T95"> minutes</text:span><text:span text:style-name="T15">. <text:s/></text:span></text:p>
      <text:p text:style-name="P27"/>
      <text:p text:style-name="P27"><text:span text:style-name="T87"><text:tab/>I</text:span><text:span text:style-name="T14">n </text:span><text:span text:style-name="T87">those early days</text:span><text:span text:style-name="T14">, there seemed to be </text:span><text:span text:style-name="T15">some resistance to the idea that anyone would </text:span><text:span text:style-name="T95">even make</text:span><text:span text:style-name="T87"> such a </text:span><text:span text:style-name="T96">terrific</text:span><text:span text:style-name="T15"> </text:span><text:span text:style-name="T87">star-destroying w</text:span><text:span text:style-name="T15">eapon, </text:span><text:span text:style-name="T95">but </text:span><text:span text:style-name="T15">Dai </text:span><text:span text:style-name="T96">and the rest of the servicemen aboard shut</text:span><text:span text:style-name="T15"> </text:span><text:span text:style-name="T22">that</text:span><text:span text:style-name="T15"> conversat</text:span><text:span text:style-name="T22">ion </text:span><text:span text:style-name="T96">down</text:span><text:span text:style-name="T15">. <text:s/></text:span><text:span text:style-name="T97">T</text:span><text:span text:style-name="T15">he prospect of warding off an attack by threatening to annihilate </text:span><text:span text:style-name="T16">an enemy’s</text:span><text:span text:style-name="T15"> homestar – or even a neighboring star as the scientists told </text:span><text:span text:style-name="T22">him</text:span><text:span text:style-name="T15"> – would be too useful for planetary security. <text:s/></text:span><text:span text:style-name="T95">The end of all war, they would call it. <text:s/></text:span><text:span text:style-name="T97">It’s what they’d</text:span><text:span text:style-name="T95"> called it before.</text:span></text:p>
      <text:p text:style-name="P9"/>
      <text:p text:style-name="P9"><text:tab/><text:span text:style-name="T16">Civil, albeit tense, discussions slowly turned into screaming matches and then full fistfights.</text:span><text:span text:style-name="T91"> Dai remembered a time </text:span><text:span text:style-name="T93">when</text:span><text:span text:style-name="T91"> he complained daily about </text:span><text:span text:style-name="T93">having to babysit</text:span><text:span text:style-name="T91"> full-grown adults. <text:s/></text:span><text:span text:style-name="T93">What’s it to them</text:span><text:span text:style-name="T91"> what the government does with </text:span><text:span text:style-name="T93">their </text:span><text:span text:style-name="T91">research?</text:span><text:span text:style-name="T92"> </text:span><text:span text:style-name="T93">Before this, they’ve never seemed to care what the military makes with their findings. <text:s/>As a veteran of the Tau Ceti wars, he’d had a few close calls with firestorms the size </text:span><text:span text:style-name="T94">of entire</text:span><text:span text:style-name="T93"> continents. <text:s/>Where were the scientists protesting their weather machines being used for evil then? <text:s/></text:span><text:span text:style-name="T94">He didn’t remember any debate over whether a machine that could disperse hurricanes on Earth could possibly be used to make them on another planet. <text:s/>Was there really a difference here? <text:s/>The scientists seemed to think so, and so the fights carried on.</text:span></text:p>
      <text:p text:style-name="P9"><text:tab/></text:p>
      <text:p text:style-name="P11"><text:tab/><text:span text:style-name="T17">It was nearly 2 months of this before Dai found the </text:span><text:span text:style-name="T18">bomb. <text:s/>The device, </text:span><text:span text:style-name="T19">hidden </text:span><text:span text:style-name="T98">within</text:span><text:span text:style-name="T19"> a secret </text:span><text:span text:style-name="T20">compartment </text:span><text:span text:style-name="T98">inside</text:span><text:span text:style-name="T20"> a seldom-used cabinet </text:span><text:span text:style-name="T98">in</text:span><text:span text:style-name="T20"> </text:span><text:span text:style-name="T24">Dr. Baskier’s lab</text:span><text:span text:style-name="T20">, </text:span><text:span text:style-name="T21">was found during one of</text:span><text:span text:style-name="T20"> the </text:span><text:span text:style-name="T21">regular</text:span><text:span text:style-name="T20"> </text:span><text:span text:style-name="T21">radiation-leak checks. <text:s/>He determined rather quickly that the bomber-to-be was a scientist – soldiers would have known to use non-radioactive materials and the maintainance staff would have known better hiding </text:span><text:span text:style-name="T22">spots. <text:s/>He</text:span><text:span text:style-name="T21"> spent little time finding the culprit.</text:span></text:p>
      <text:p text:style-name="P11"/>
      <text:p text:style-name="P11"><text:span text:style-name="T21"><text:tab/></text:span><text:span text:style-name="T22">The man</text:span><text:span text:style-name="T21"> was, much to Dai’s dissapointment, </text:span><text:span text:style-name="T98">very </text:span><text:span text:style-name="T22">normal</text:span><text:span text:style-name="T21">. <text:s/>When the security team entered the </text:span><text:span text:style-name="T22">bomber’s lab</text:span><text:span text:style-name="T21">, </text:span><text:span text:style-name="T22">he</text:span><text:span text:style-name="T21"> seemed more annoyed to have his research interrupted </text:span><text:span text:style-name="T98">than he was afraid of any punishment</text:span><text:span text:style-name="T21">. <text:s/>By the time the guards were shackling his wrists, the researcher </text:span><text:span text:style-name="T22">had already collected his notes and stuffed them into his lab coat. <text:s/>On the walk to the brig, he busied himself explaining to everyone that he wouldn’t have endangered </text:span><text:span text:style-name="T24">Baskier’s life</text:span><text:span text:style-name="T22"> with the explosion. <text:s/>It was only slightly radioactive, the bomb would have been detonated after-hours, station protocol would have sealed any major station breaches – he even apologized to station security for the mountain of paperwork coming their way. <text:s/>Dai </text:span><text:span text:style-name="T23">didn’t know what to make of him. <text:s/>He remembered thinking he should drop it but, in the end, his curiosity got the better of him.</text:span></text:p>
      <text:p text:style-name="P11"/>
      <text:p text:style-name="P11"><text:tab/>“<text:span text:style-name="T23">Why did you plant </text:span><text:span text:style-name="T24">the</text:span><text:span text:style-name="T23"> bomb </text:span><text:span text:style-name="T24">where you did</text:span><text:span text:style-name="T23">?” said Daisuke. <text:s/>“</text:span><text:span text:style-name="T24">Were you </text:span><text:span text:style-name="T25">hoping</text:span><text:span text:style-name="T24"> we’d</text:span><text:span text:style-name="T23"> find it?”</text:span></text:p>
      <text:p text:style-name="P11"/>
      <text:p text:style-name="P12"><text:tab/>“<text:span text:style-name="T24">No, </text:span><text:span text:style-name="T23">I didn’t think you’d find it.” He looked like </text:span><text:span text:style-name="T24">he might be</text:span><text:span text:style-name="T23"> considering an answer to the daily crossword. “</text:span><text:span text:style-name="T24">I thought the janitors only cleaned th</text:span><text:span text:style-name="T98">at</text:span><text:span text:style-name="T23"> </text:span><text:span text:style-name="T24">lab </text:span><text:span text:style-name="T23">on Mondays. <text:s/></text:span><text:span text:style-name="T24">How </text:span><text:span text:style-name="T23">did </text:span><text:span text:style-name="T24">you find it</text:span><text:span text:style-name="T23">?”</text:span></text:p>
      <text:p text:style-name="P12"/>
      <text:p text:style-name="P12"><text:tab/><text:span text:style-name="T23">Dai </text:span><text:span text:style-name="T24">searched the man’s face and then, after a pause, </text:span><text:span text:style-name="T23">“Radiation leak. <text:s/></text:span><text:span text:style-name="T24">You used the same material that’s in the CO2 sensors, so we thought </text:span><text:span text:style-name="T49">it</text:span><text:span text:style-name="T24"> was a maintainance issue.”</text:span></text:p>
      <text:p text:style-name="P12"><text:soft-page-break/></text:p>
      <text:p text:style-name="P12"><text:tab/>“<text:span text:style-name="T24">I suppose an explosive </text:span><text:span text:style-name="T25">could </text:span><text:span text:style-name="T31">count as a maintainance issue,” </text:span><text:span text:style-name="T47">he flashed a little smile.</text:span></text:p>
      <text:p text:style-name="P13"/>
      <text:p text:style-name="P13"><text:tab/>“Yea, I guess it could.” Dai rubbed his chin. <text:s/>“You know, you don’t seem very angry that we caught you.” </text:p>
      <text:p text:style-name="P13"><text:tab/></text:p>
      <text:p text:style-name="P13"><text:tab/><text:span text:style-name="T98">The man</text:span> shrugged. “The research – the weapon – cannot be allowed to leave this station. <text:s/>I’m content to bear whatever consequences I must. <text:s/>There are many on the station who feel same way.” </text:p>
      <text:p text:style-name="P13"/>
      <text:p text:style-name="P20"><text:span text:style-name="T31"><text:tab/></text:span><text:span text:style-name="T25">Many?</text:span><text:span text:style-name="T31"> Dai stopped in his tracks. </text:span><text:span text:style-name="T26">There are m</text:span><text:span text:style-name="T25">any who feel the same way?</text:span><text:span text:style-name="T31"> <text:s/></text:span><text:span text:style-name="T34">He</text:span><text:span text:style-name="T31"> </text:span><text:span text:style-name="T32">still </text:span><text:span text:style-name="T31">remembered the cold realization that came over him </text:span><text:span text:style-name="T33">then</text:span><text:span text:style-name="T31">.</text:span><text:span text:style-name="T25"> </text:span><text:span text:style-name="T27">Where did he get the parts for the bomb? He must have had accomplices.</text:span><text:span text:style-name="T35"> <text:s/>Staring into the bomber’s eyes, he though he saw the answer to his unspoken question. <text:s/>Dai turned and ran.</text:span><text:span text:style-name="T31"> <text:s/></text:span></text:p>
      <text:p text:style-name="P14"/>
      <text:p text:style-name="P30"><text:span text:style-name="T31"><text:tab/></text:span><text:span text:style-name="T33">Racing through the window-lined corridors and elbowing past civillians, </text:span><text:span text:style-name="T34">he searched for the </text:span><text:span text:style-name="T35">only thing more valuable than the research itself – Dr. Baskier. <text:s/></text:span><text:span text:style-name="T36">But the doctor was not an easy-to-contact man. <text:s/>In the aftermath of his discovery, it seemed that he was always in meetings with colleagues or giving interviews to news outlets.</text:span></text:p>
      <text:p text:style-name="P30"><text:span text:style-name="T36"/></text:p>
      <text:p text:style-name="P30"><text:span text:style-name="T36"><text:tab/>Cursing his popularity, Dai checked the lecture halls and media rooms to no avial. <text:s/>Dr. Basker’s quarters were similarly empty, the small sign near the door’s lock read </text:span><text:span text:style-name="T48">AWAY</text:span><text:span text:style-name="T36"> in a vibrant </text:span><text:span text:style-name="T48">red</text:span><text:span text:style-name="T36">. <text:s/>Then, in a stroke of luck, Dai spotted the doctor at a table directly in the center of the mess hall. <text:s/></text:span></text:p>
      <text:p text:style-name="P15"/>
      <text:p text:style-name="P21"><text:span text:style-name="T36"><text:tab/></text:span><text:span text:style-name="T35">It was </text:span><text:span text:style-name="T36">early enough that the mess had only a few, small groups</text:span><text:span text:style-name="T35"> </text:span><text:span text:style-name="T36">chatting over their breakfast. <text:s/>Dai approached Dr. Basker’s table in rush.</text:span></text:p>
      <text:p text:style-name="P15"/>
      <text:p text:style-name="P15"><text:tab/>“Doctor, <text:span text:style-name="T99">I need you to come with me</text:span>,” Dai said reaching toward his arm.</text:p>
      <text:p text:style-name="P15"/>
      <text:p text:style-name="P15"><text:tab/>“Is everything okay?” </text:p>
      <text:p text:style-name="P15"/>
      <text:p text:style-name="P21"><text:span text:style-name="T36"><text:tab/>“Sir, </text:span><text:span text:style-name="T37">w</text:span><text:span text:style-name="T36">e need to go </text:span><text:span text:style-name="T48">right </text:span><text:span text:style-name="T36">now.” Dai remembered his frustration that the doctor wasn’t taking such an obvious threat seriously. <text:s/></text:span><text:span text:style-name="T37">Then, a man stood up from behind his table.</text:span></text:p>
      <text:p text:style-name="P16"/>
      <text:p text:style-name="P16"><text:tab/>“<text:span text:style-name="T50">I think the good doctor feels safer here in the mess.” His eyes level</text:span><text:span text:style-name="T99">s</text:span><text:span text:style-name="T50"> with Dai’s in a cold challenge.</text:span></text:p>
      <text:p text:style-name="P16"/>
      <text:p text:style-name="P16"><text:tab/>“<text:span text:style-name="T50">Safe? What’s going --” Dr. Baskier paused </text:span><text:span text:style-name="T51">as the muzzle of a gun pressed into his back.</text:span></text:p>
      <text:p text:style-name="P16"/>
      <text:p text:style-name="P31"><text:tab/><text:span text:style-name="T51">“Why don’t we take a quick walk,” </text:span><text:span text:style-name="T99">t</text:span><text:span text:style-name="T51">he gunman said, </text:span><text:span text:style-name="T99">making</text:span><text:span text:style-name="T51"> a show of helping the doctor out of his seat. <text:s/>Dai could still feel the panic in Dr. Basker’s eyes as he stood and allowed himself to be led </text:span><text:span text:style-name="T99">away</text:span><text:span text:style-name="T51">. <text:s/></text:span><text:span text:style-name="T52">The three of them made their way around the small line of people waiting for their food and out into the hallway. <text:s/>There, the gunman </text:span><text:span text:style-name="T53">motioned for Dai to lead the way.</text:span></text:p>
      <text:p text:style-name="P16"/>
      <text:p text:style-name="P16"><text:tab/>“<text:span text:style-name="T54">Engineering,” he demanded, digging the gun further into the doctor’s back.</text:span></text:p>
      <text:p text:style-name="P16"/>
      <text:p text:style-name="P17"><text:tab/><text:span text:style-name="T55">Dai </text:span><text:span text:style-name="T99">knew that</text:span><text:span text:style-name="T55"> e</text:span><text:span text:style-name="T54">ngineering was too </text:span><text:span text:style-name="T55">isolated, too quiet. <text:s/>No one would hear gunshots, let alone cries for help. <text:s/></text:span></text:p>
      <text:p text:style-name="P17"/>
      <text:p text:style-name="P17"><text:soft-page-break/><text:tab/>“<text:span text:style-name="T56">Why don’t we talk about this right here? </text:span><text:span text:style-name="T57">Pretty inconsiderate of our </text:span><text:span text:style-name="T99">mutual</text:span><text:span text:style-name="T57"> friend to make him walk that far.”</text:span></text:p>
      <text:p text:style-name="P17"/>
      <text:p text:style-name="P17"><text:span text:style-name="T57"><text:tab/></text:span><text:span text:style-name="T83">“I don’t really give a fuck. Now walk.” The gunman pushed Dr. Baskier with those final words who </text:span><text:span text:style-name="T84">then</text:span><text:span text:style-name="T83">, as if he’d been waiting for his chance, immediately spun a</text:span><text:span text:style-name="T84">nd grabbed his captor’s gun arm.</text:span></text:p>
      <text:p text:style-name="P17"/>
      <text:p text:style-name="P31"><text:tab/>“<text:span text:style-name="T58">Stop this</text:span><text:span text:style-name="T59"> </text:span><text:span text:style-name="T60">right now</text:span><text:span text:style-name="T59">!” </text:span><text:span text:style-name="T60">said </text:span><text:span text:style-name="T99">the doctor,</text:span><text:span text:style-name="T59"> “</text:span><text:span text:style-name="T99">W</text:span><text:span text:style-name="T60">e can talk this all out if you just give me the chance!”</text:span></text:p>
      <text:p text:style-name="P18"/>
      <text:p text:style-name="P32"><text:tab/>“I can’t let you destroy us all!” <text:span text:style-name="T99">said the gunman.</text:span></text:p>
      <text:p text:style-name="P32"/>
      <text:p text:style-name="P32"><text:tab/>Gripping his gun, he threw <text:span text:style-name="T99">Baskier</text:span><text:span text:style-name="T61"> to the ground </text:span><text:span text:style-name="T99">and </text:span><text:span text:style-name="T61">then leveled the muzzle at his head. <text:s/>“I’m sorry, it came to this.”</text:span></text:p>
      <text:p text:style-name="P19"/>
      <text:p text:style-name="P33"><text:span text:style-name="T38"><text:tab/></text:span><text:span text:style-name="T39">Even before</text:span><text:span text:style-name="T38"> the gunman had </text:span><text:span text:style-name="T48">even</text:span><text:span text:style-name="T38"> begun to squeeze the trigger, Dai had already killed him. <text:s/></text:span><text:span text:style-name="T39">He</text:span><text:span text:style-name="T63"> still remembered </text:span><text:span text:style-name="T62">thunderous gunfire</text:span><text:span text:style-name="T63">, the weight of the gun </text:span><text:span text:style-name="T62">his hand</text:span><text:span text:style-name="T63">, the sound of that man slumping to the ground. <text:s/></text:span><text:span text:style-name="T62">He remembered the silence that followed.</text:span></text:p>
      <text:p text:style-name="P33"><text:span text:style-name="T62"><text:tab/></text:span></text:p>
      <text:p text:style-name="P33"><text:span text:style-name="T62"><text:tab/>“</text:span><text:span text:style-name="T64">Are you okay?” </text:span><text:span text:style-name="T62">he </text:span><text:span text:style-name="T64">said to Dr. <text:s/>Baskier while waving bystanders back into their rooms</text:span><text:span text:style-name="T62">.</text:span></text:p>
      <text:p text:style-name="P22"/>
      <text:p text:style-name="P22"><text:tab/>“<text:span text:style-name="T62">I think he’s dead,</text:span>” <text:span text:style-name="T64">said the doctor, wiping the blood from his face in a daze.</text:span></text:p>
      <text:p text:style-name="P22"/>
      <text:p text:style-name="P22"><text:tab/><text:span text:style-name="T39">“</text:span><text:span text:style-name="T48">Let’s get you out of here Doc.</text:span><text:span text:style-name="T39">”</text:span></text:p>
      <text:p text:style-name="P24"/>
      <text:p text:style-name="P23">♦ ♦ ♦</text:p>
      <text:p text:style-name="P24"/>
      <text:p text:style-name="P22"><text:span text:style-name="T28"><text:tab/></text:span><text:span text:style-name="T40">It took six months for the news of Dr. Baskier’s </text:span><text:span text:style-name="T41">attack</text:span><text:span text:style-name="T40"> to reach the capital worlds, then another eight for Dai to be cleared of </text:span><text:span text:style-name="T41">any </text:span><text:span text:style-name="T40">wrongdoing. <text:s/></text:span><text:span text:style-name="T41">In one of his interviews for the Solar system, Dr. Baskier expressed his deep gratitude to Dai for saving his life. <text:s/>With tears in his eyes, he told the viewers at home </text:span><text:span text:style-name="T42">about the years he would </text:span><text:span text:style-name="T43">now </text:span><text:span text:style-name="T42">have to further his research, about </text:span><text:span text:style-name="T43">his excitement</text:span><text:span text:style-name="T42"> to watch humanity </text:span><text:span text:style-name="T43">progress in leaps </text:span><text:span text:style-name="T44">and</text:span><text:span text:style-name="T43"> bounds, </text:span><text:span text:style-name="T46">and </text:span><text:span text:style-name="T43">about the extra time he would have with his children. <text:s/></text:span><text:span text:style-name="T45">It was the kind of television that sells ads and wins political campaigns. <text:s/></text:span><text:span text:style-name="T40">Now, here </text:span><text:span text:style-name="T41">in orbit around the Earth, </text:span><text:span text:style-name="T45">Dai</text:span><text:span text:style-name="T41"> was celebrating the death of a man who thought he was doing the right thing.</text:span></text:p>
      <text:p text:style-name="P4"><text:tab/></text:p>
      <text:p text:style-name="P5"><text:tab/> <text:s/>“<text:span text:style-name="T65">Captain Case?” The scientist </text:span><text:span text:style-name="T66">said, </text:span><text:span text:style-name="T99">breaking</text:span><text:span text:style-name="T66"> Dai’s trance with a wave of his hand. <text:s/>“</text:span><text:span text:style-name="T68">Are you okay?” </text:span></text:p>
      <text:p text:style-name="P5"/>
      <text:p text:style-name="P5"><text:span text:style-name="T66"><text:tab/>Now that he thought to look, Dai recognized the small </text:span><text:span text:style-name="T67">silver</text:span><text:span text:style-name="T66"> pin fastened to the man’s tweed jacket. <text:s/></text:span><text:span text:style-name="T68">The silver bulldog </text:span><text:span text:style-name="T71">that was</text:span><text:span text:style-name="T68"> </text:span><text:span text:style-name="T69">depicted, almost cartoonishly, in the act of </text:span><text:span text:style-name="T100">snapping</text:span><text:span text:style-name="T69"> an</text:span><text:span text:style-name="T68"> arrow </text:span><text:span text:style-name="T100">in</text:span><text:span text:style-name="T69"> its jaws</text:span><text:span text:style-name="T68"> marked him as a </text:span><text:span text:style-name="T69">member of the </text:span><text:span text:style-name="T70">C</text:span><text:span text:style-name="T69">ivilian </text:span><text:span text:style-name="T70">I</text:span><text:span text:style-name="T69">nter</text:span><text:span text:style-name="T70">planetary</text:span><text:span text:style-name="T69"> </text:span><text:span text:style-name="T70">E</text:span><text:span text:style-name="T69">nergy </text:span><text:span text:style-name="T70">A</text:span><text:span text:style-name="T69">gency. <text:s/></text:span><text:span text:style-name="T71">Dai had received a number of letters from folks like these – mostly they complained that he was still alive </text:span><text:span text:style-name="T72">and breathing. <text:s/>This man, however, outstretched his hand.</text:span></text:p>
      <text:p text:style-name="P5"/>
      <text:p text:style-name="P6"><text:tab/>“<text:span text:style-name="T72">I don’t know if you can call it good,” said Dai, “when someone’s just doing their job. <text:s/>Plus, I might have made </text:span><text:span text:style-name="T29">your</text:span><text:span text:style-name="T72"> job a little bit harder in the process.”</text:span></text:p>
      <text:p text:style-name="P25"><text:tab/></text:p>
      <text:p text:style-name="P7"><text:tab/><text:span text:style-name="T73">“</text:span><text:span text:style-name="T100">I don’t think I’ve ever heard a larger understatement</text:span><text:span text:style-name="T73">,” </text:span><text:span text:style-name="T74">he laughed, “but I applaud your faith in… us. <text:s/>There’s not a lot of that going around these days.” </text:span></text:p>
      <text:p text:style-name="P7"/>
      <text:p text:style-name="P7"><text:tab/><text:span text:style-name="T75">Dai shot him a confused look.</text:span></text:p>
      <text:p text:style-name="P7"><text:soft-page-break/></text:p>
      <text:p text:style-name="P7"><text:span text:style-name="T74"><text:tab/></text:span><text:span text:style-name="T77">The scientist</text:span><text:span text:style-name="T74"> sneaked a glance at the blue-sky projection while he considered his next words. <text:s/>“When I heard what you did, </text:span><text:span text:style-name="T75">I thought, ‘Great – another tool </text:span><text:span text:style-name="T100">universe-ending tool on our belt</text:span><text:span text:style-name="T75">. <text:s/></text:span><text:span text:style-name="T100">What thoughtless man decided to share this research? <text:s/>What thoughtless idiot decided to save his life?</text:span><text:span text:style-name="T75">’ </text:span><text:span text:style-name="T76">But </text:span><text:span text:style-name="T100">you know what?</text:span><text:span text:style-name="T76"> </text:span><text:span text:style-name="T100">T</text:span><text:span text:style-name="T75">he </text:span><text:span text:style-name="T100">very </text:span><text:span text:style-name="T75">next day, I got a call from </text:span><text:span text:style-name="T76">the</text:span><text:span text:style-name="T75"> </text:span><text:span text:style-name="T76">State Department. <text:s/></text:span><text:span text:style-name="T100">T</text:span><text:span text:style-name="T76">hey asked for my help with an Interplanetary Weapons Control Treaty.”</text:span></text:p>
      <text:p text:style-name="P7"><text:tab/></text:p>
      <text:p text:style-name="P7"><text:tab/><text:span text:style-name="T100">Dai raised an eyebrow. </text:span>“<text:span text:style-name="T76">I didn’t know we were doing that.”</text:span></text:p>
      <text:p text:style-name="P7"/>
      <text:p text:style-name="P7"><text:tab/>“<text:span text:style-name="T77">Sure</text:span><text:span text:style-name="T76">, no on</text:span><text:span text:style-name="T78">e likes to listen to the people who say it’s </text:span><text:span text:style-name="T76">going to b</text:span><text:span text:style-name="T78">e alright</text:span><text:span text:style-name="T76">. <text:s/></text:span><text:span text:style-name="T77">But, </text:span><text:span text:style-name="T78">if more people got a chance to meet</text:span><text:span text:style-name="T77"> the folks </text:span><text:span text:style-name="T78">I have</text:span><text:span text:style-name="T77">,</text:span><text:span text:style-name="T76">” </text:span><text:span text:style-name="T77">he </text:span><text:span text:style-name="T78">produced another silver bulldog pin from his coat pocket</text:span><text:span text:style-name="T77">, “</text:span><text:span text:style-name="T78">I think they’d make the same decision you did</text:span><text:span text:style-name="T77">. <text:s/></text:span><text:span text:style-name="T100">Or, at least, they’d feel a little less doomed when they read the news.</text:span><text:span text:style-name="T77">”</text:span></text:p>
      <text:p text:style-name="P7"/>
      <text:p text:style-name="P7"><text:tab/><text:span text:style-name="T78">“</text:span><text:span text:style-name="T100">Who’s</text:span><text:span text:style-name="T78"> this for?” Dai said, taking the pin when the scientist offered it. The metal shone with a silvery importance.</text:span></text:p>
      <text:p text:style-name="P7"/>
      <text:p text:style-name="P8"><text:tab/>“<text:span text:style-name="T79">We could use someone like you in the agency.</text:span><text:span text:style-name="T78">”</text:span></text:p>
      <text:p text:style-name="P26"><text:tab/></text:p>
      <text:p text:style-name="P8"><text:span text:style-name="T78"><text:tab/>“</text:span><text:span text:style-name="T79">What, you need more security?”</text:span></text:p>
      <text:p text:style-name="P8"/>
      <text:p text:style-name="P8"><text:span text:style-name="T78"><text:tab/> <text:s/></text:span><text:span text:style-name="T79">The scientist smiled. “More believers.”</text:span></text:p>
      <text:p text:style-name="P8"/>
      <text:p text:style-name="P8"><text:tab/><text:span text:style-name="T79">Dai looked again at the pin in his hand. <text:s/>Beneath the silver, </text:span><text:span text:style-name="T80">dancing in faint patterns across the tip of the broken arrow, was the pale-blue fire of the spacedock’s fusion-core engines. <text:s/>He could just hear them humming </text:span><text:span text:style-name="T100">though</text:span><text:span text:style-name="T80"> they must have been miles away from where he was standing. <text:s/></text:span><text:span text:style-name="T100">Stuffing the b</text:span><text:span text:style-name="T80">ulldog pin in his pocket, Dai stuck out his hand to the still-smiling scientist.</text:span></text:p>
      <text:p text:style-name="P8"/>
      <text:p text:style-name="P8"><text:tab/>“<text:span text:style-name="T80">I’ll think about it.”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12:52:55.086677455</meta:creation-date>
    <dc:date>2024-06-24T23:57:36.232371732</dc:date>
    <meta:editing-duration>P27DT12H20M59S</meta:editing-duration>
    <meta:editing-cycles>60</meta:editing-cycles>
    <meta:generator>LibreOffice/24.2.4.2$Linux_X86_64 LibreOffice_project/420$Build-2</meta:generator>
    <meta:document-statistic meta:table-count="0" meta:image-count="0" meta:object-count="0" meta:page-count="5" meta:paragraph-count="71" meta:word-count="2399" meta:character-count="13782" meta:non-whitespace-character-count="11252"/>
  </office:meta>
</office:document-meta>
</file>